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Normal"/>
      <text:p text:style-name="Normal">•••</text:p>
      <text:p text:style-name="Normal">Tuesday 26th of August 2925, 00:14, entry 457</text:p>
      <text:p text:style-name="Normal">There’s no two ways about it: we lack discipline. That’s it. That’s all there is to it. We lack discipline. If we had it, we would be so much further than where we are right now. Go to sleep now, and think about it. The only thing there is to it is discipline.</text:p>
      <text:p text:style-name="Normal"/>
      <text:p text:style-name="Normal">•••</text:p>
      <text:p text:style-name="Normal">Tuesday 26th of August 2025, 22:56, entry 458</text:p>
      <text:p text:style-name="Normal">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Normal">I will focus on discipline, entirely, until I succeed.</text:p>
      <text:p text:style-name="Normal">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Normal">But more so than the hunger, more so than anything, discipline.</text:p>
      <text:p text:style-name="Normal">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Normal">Shit, my writing’s gone down the drain this entry. That means I’m at my mental limit. That’s the hardest thing to notice, as I would never notice it without having my own performance reflected back at me. Very well, we’ll go to sleep.</text:p>
      <text:p text:style-name="Normal">Also... I haven’t been talking to myself lately. I’ve started over-consuming again.</text:p>
      <text:p text:style-name="Normal">Ah, I know just the thing for you: have you a minute to speak about our lord and saviour, discipline?</text:p>
      <text:p text:style-name="Normal">Discipline is the key to everything, and that is maybe only bordering on exaggeration. Discipline is the masterkey that unlocks everything worth having in this life, and I want to become disciplined. I must become disciplined.</text:p>
      <text:p text:style-name="Normal">Shit, it’s turning into an object of greed.</text:p>
      <text:p text:style-name="Normal">Greed or hunger?</text:p>
      <text:p text:style-name="Normal">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Normal">But should we not allow discipline to become an obsession?</text:p>
      <text:p text:style-name="Normal">What kind of person is Harmony to you?</text:p>
      <text:p text:style-name="Normal">You’re right. Then, not an obsession. That’s... easier said than done. We’ll figure it out as we go, but we’ll have to be careful of not becoming obsessed with discipline.</text:p>
      <text:p text:style-name="Normal"/>
      <text:p text:style-name="Normal">•••</text:p>
      <text:p text:style-name="Normal">Wednesday 27th of August 2025, 21:52, entry 459</text:p>
      <text:p text:style-name="Normal">Why me, I wonder. Why am I the one who’s alive and well, the one who keeps on getting these chances, who keeps on getting one day after the other? Why not someone more worthy?</text:p>
      <text:p text:style-name="Normal">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Normal">The focus being on discipline, I should extract lessons relative to it.</text:p>
      <text:p text:style-name="Normal">First of all, the alarm clock: up till this morning, we had a gentle tune wake us up. Yesterday, I decided to put one of the musics I like to listen to lately, one called “Vengeance”, by Zack Hemsey. It helped me get up.</text:p>
      <text:p text:style-name="Normal">I can make discipline easier for myself.</text:p>
      <text:p text:style-name="Normal">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Normal">With this in mind, how can I make discipline easier for myself?</text:p>
      <text:p text:style-name="Normal">Oh, by the way, one should make things simpler for oneself without foregoing diligence. If you do that, you’re just a lazy bum. Back to the question.</text:p>
      <text:p text:style-name="Normal">I’ve also displayed adaptability today, which certainly helped me make the most of unfavourable circumstances. Flexibility helps, then. I already knew that, but having a concrete example in what I’ve done today helps even more.</text:p>
      <text:p text:style-name="Normal">One of my most common mistake is to open up YouTube the moment I allow myself a break. We’ll allow ourselves a healthier alternative by prioritising sinking on the bed and just being with ourselves. Let’s keep it to these two things for now.</text:p>
      <text:p text:style-name="Normal">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Normal"/>
      <text:p text:style-name="Normal">•••</text:p>
      <text:p text:style-name="Normal">Friday 28th of August 2025, 22:36, entry 460</text:p>
      <text:p text:style-name="Normal">あれから一年たったね。</text:p>
      <text:p text:style-name="Normal">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Normal">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Normal">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Normal">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Normal">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Normal">I will become the best writer I can be.</text:p>
      <text:p text:style-name="Normal"/>
      <text:p text:style-name="Normal">•••</text:p>
      <text:p text:style-name="Normal">Saturday 30th of August 2025, 01:22, entry 461</text:p>
      <text:p text:style-name="Normal">Ambition is something I can’t quite make sense of. But I decided to be ambitious. I... Something felt off, about only wanting to become the best writer I could be. That was why I had a <text:s text:c="1"/>talk with myself today: I’m going to become the best writer ever.</text:p>
      <text:p text:style-name="Normal">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Normal">Is it really greatness for the sake of greatness...? I don’t know. What I do know is that, due to circumstances, I chose to write deep into the night. That’s why I’m here so late.</text:p>
      <text:p text:style-name="Normal">I’ll keep it to this for today, although there would be more to discuss. Good night, self.</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